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May 2024</text:p>
          </table:table-cell>
          <table:covered-table-cell table:number-columns-repeated="4"/>
          <table:table-cell table:number-columns-repeated="16379" table:style-name="ce1"/>
        </table:table-row>
        <table:table-row table:style-name="ro2">
          <table:table-cell office:value-type="string" table:style-name="ce2">
            <text:p>Report Date : 31/5/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94" table:style-name="ce7">
            <text:p>1194</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9" table:style-name="ce7">
            <text:p>99</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0" table:style-name="ce7">
            <text:p>390</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0" table:style-name="ce7">
            <text:p>390</text:p>
          </table:table-cell>
          <table:table-cell office:value-type="float" office:value="361" table:style-name="ce7">
            <text:p>361</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1" table:style-name="ce7">
            <text:p>1981</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58" table:style-name="ce7">
            <text:p>95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24" table:style-name="ce7">
            <text:p>524</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65" table:style-name="ce7">
            <text:p>56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33" table:style-name="ce7">
            <text:p>733</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98" table:style-name="ce7">
            <text:p>898</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1" table:style-name="ce7">
            <text:p>64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5" table:style-name="ce7">
            <text:p>715</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258" table:style-name="ce7">
            <text:p>258</text:p>
          </table:table-cell>
          <table:table-cell office:value-type="float" office:value="243" table:style-name="ce7">
            <text:p>243</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93" table:style-name="ce7">
            <text:p>393</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23" table:style-name="ce7">
            <text:p>1123</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430" table:style-name="ce7">
            <text:p>430</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512" table:style-name="ce7">
            <text:p>512</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300" table:style-name="ce7">
            <text:p>30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85" table:style-name="ce7">
            <text:p>585</text:p>
          </table:table-cell>
          <table:table-cell office:value-type="float" office:value="565" table:style-name="ce7">
            <text:p>565</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688" table:style-name="ce7">
            <text:p>1688</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38" table:style-name="ce7">
            <text:p>338</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2" table:style-name="ce7">
            <text:p>1452</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704" table:style-name="ce7">
            <text:p>1704</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87" table:style-name="ce7">
            <text:p>287</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9" table:style-name="ce7">
            <text:p>829</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2" table:style-name="ce7">
            <text:p>602</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29" table:style-name="ce7">
            <text:p>529</text:p>
          </table:table-cell>
          <table:table-cell office:value-type="float" office:value="519" table:style-name="ce7">
            <text:p>519</text:p>
          </table:table-cell>
          <table:table-cell office:value-type="float" office:value="475" table:style-name="ce7">
            <text:p>475</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91" table:style-name="ce7">
            <text:p>491</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16" table:style-name="ce7">
            <text:p>1016</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40" table:style-name="ce7">
            <text:p>1140</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38" table:style-name="ce7">
            <text:p>1238</text:p>
          </table:table-cell>
          <table:table-cell office:value-type="float" office:value="1294" table:style-name="ce7">
            <text:p>1294</text:p>
          </table:table-cell>
          <table:table-cell office:value-type="float" office:value="1282" table:style-name="ce7">
            <text:p>128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79" table:style-name="ce7">
            <text:p>679</text:p>
          </table:table-cell>
          <table:table-cell office:value-type="float" office:value="968" table:style-name="ce7">
            <text:p>968</text:p>
          </table:table-cell>
          <table:table-cell office:value-type="float" office:value="924" table:style-name="ce7">
            <text:p>924</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75" table:style-name="ce7">
            <text:p>875</text:p>
          </table:table-cell>
          <table:table-cell office:value-type="float" office:value="1079" table:style-name="ce7">
            <text:p>1079</text:p>
          </table:table-cell>
          <table:table-cell office:value-type="float" office:value="1046" table:style-name="ce7">
            <text:p>1046</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3" table:style-name="ce7">
            <text:p>613</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8" table:style-name="ce7">
            <text:p>1088</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5" table:style-name="ce7">
            <text:p>195</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30" table:style-name="ce7">
            <text:p>530</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79" table:style-name="ce7">
            <text:p>1079</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7" table:style-name="ce7">
            <text:p>327</text:p>
          </table:table-cell>
          <table:table-cell office:value-type="float" office:value="288" table:style-name="ce7">
            <text:p>288</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9" table:style-name="ce7">
            <text:p>619</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9" table:style-name="ce7">
            <text:p>659</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87" table:style-name="ce7">
            <text:p>887</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40" table:style-name="ce7">
            <text:p>1240</text:p>
          </table:table-cell>
          <table:table-cell office:value-type="float" office:value="1236" table:style-name="ce7">
            <text:p>1236</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08" table:style-name="ce7">
            <text:p>908</text:p>
          </table:table-cell>
          <table:table-cell office:value-type="float" office:value="840" table:style-name="ce7">
            <text:p>840</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8" table:style-name="ce7">
            <text:p>828</text:p>
          </table:table-cell>
          <table:table-cell office:value-type="float" office:value="813" table:style-name="ce7">
            <text:p>813</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16" table:style-name="ce7">
            <text:p>716</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76" table:style-name="ce7">
            <text:p>1076</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1" table:style-name="ce7">
            <text:p>34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89" table:style-name="ce7">
            <text:p>289</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96" table:style-name="ce7">
            <text:p>1296</text:p>
          </table:table-cell>
          <table:table-cell office:value-type="float" office:value="1211" table:style-name="ce7">
            <text:p>1211</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73" table:style-name="ce7">
            <text:p>773</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09" table:style-name="ce7">
            <text:p>90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16" table:style-name="ce7">
            <text:p>2116</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89" table:style-name="ce7">
            <text:p>1789</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2" table:style-name="ce7">
            <text:p>119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27" table:style-name="ce7">
            <text:p>122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23" table:style-name="ce7">
            <text:p>1123</text:p>
          </table:table-cell>
          <table:table-cell office:value-type="float" office:value="1086" table:style-name="ce7">
            <text:p>1086</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9" table:style-name="ce7">
            <text:p>249</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38" table:style-name="ce7">
            <text:p>438</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5" table:style-name="ce7">
            <text:p>104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Sudbury</text:p>
          </table:table-cell>
          <table:table-cell office:value-type="float" office:value="626" table:style-name="ce7">
            <text:p>626</text:p>
          </table:table-cell>
          <table:table-cell office:value-type="float" office:value="621" table:style-name="ce7">
            <text:p>621</text:p>
          </table:table-cell>
          <table:table-cell office:value-type="float" office:value="621" table:style-name="ce7">
            <text:p>621</text:p>
          </table:table-cell>
          <table:table-cell office:value-type="float" office:value="529" table:style-name="ce7">
            <text:p>52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43" table:style-name="ce7">
            <text:p>94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383" table:style-name="ce7">
            <text:p>383</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6" table:style-name="ce7">
            <text:p>121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6" table:style-name="ce7">
            <text:p>426</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17" table:style-name="ce7">
            <text:p>517</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23" table:style-name="ce7">
            <text:p>152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29" table:style-name="ce7">
            <text:p>829</text:p>
          </table:table-cell>
          <table:table-cell office:value-type="float" office:value="853" table:style-name="ce7">
            <text:p>853</text:p>
          </table:table-cell>
          <table:table-cell office:value-type="float" office:value="849" table:style-name="ce7">
            <text:p>849</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85" table:style-name="ce7">
            <text:p>885</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91" table:style-name="ce7">
            <text:p>9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46" table:style-name="ce7">
            <text:p>146</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49" table:style-name="ce7">
            <text:p>849</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346" table:style-name="ce7">
            <text:p>346</text:p>
          </table:table-cell>
          <table:table-cell office:value-type="float" office:value="341" table:style-name="ce7">
            <text:p>341</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72" table:style-name="ce7">
            <text:p>1272</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Total</text:p>
          </table:table-cell>
          <table:table-cell office:value-type="float" office:value="83299" table:style-name="ce7">
            <text:p>83299</text:p>
          </table:table-cell>
          <table:table-cell office:value-type="float" office:value="79698" table:style-name="ce7">
            <text:p>79698</text:p>
          </table:table-cell>
          <table:table-cell office:value-type="string" table:style-name="ce7">
            <text:p>88914**</text:p>
          </table:table-cell>
          <table:table-cell office:value-type="float" office:value="87177" table:style-name="ce7">
            <text:p>87177</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May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Elden, Dawn [NOMS]</meta:initial-creator>
    <dc:creator>Elden, Dawn</dc:creator>
    <meta:creation-date>2021-06-28T15:16:42Z</meta:creation-date>
    <dc:date>2024-06-11T14:03:04Z</dc:date>
    <meta:editing-duration>PT0S</meta:editing-duration>
    <meta:user-defined meta:name="ContentTypeId">0x0101007437784DDA6E8C4A82A3E362E8B24045</meta:user-defined>
  </office:meta>
</office:document-meta>
</file>